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office:automatic-styles>
  <office:body>
    <office:text>
      <text:p text:style-name="P1">document:metadata.reference:4994807</text:p>
      <text:p text:style-name="First_20_paragraph">Petit Muharto, a lively, dapper Indonesian in his late 60s, is sitting with his wife Ani in their cosy living room in the Jakarta suburbs when they hear the roar of a large motorcycle approaching. Muharto, in jest, covers his ears, and is then surprised when the motorcycle stops in front of their house. A moment later, there is a knock on the door. Ani opens it to find Cameron, in jeans and motorcycle boots, asking for Muharto. Once over his surprise at being interviewed by a “Hell’s Angel” Muharto tells the story of the Bob Freeberg and RI-002, beginning with a surprising telephone call he received while on duty in Maguwo Air Base in Jogjakarta.</text:p>
      <text:p text:style-name="P2">document:metadata.reference:5065069</text:p>
      <text:p text:style-name="First_20_paragraph">Muharto receives a telephone call from Pang Suparto, an army officer serving at a base in Tasikmalaya. about 300 km to the west of Jogjakarta. Pang tells Muharto that a foreign pilot has landed a C-47 military cargo aircraft on a nearby beach. When Pang, who speaks little English, questioned the pilot, he asked for Muharto by name. Muharto reports the surprising call to Suryadarma, the commander of the Air Force. Suryadarma grins, saying: “Must be one of your foreign flyboys”, and sends Muharto to Tasik to investigate.</text:p>
      <text:p text:style-name="P3">document:metadata.reference:4994841</text:p>
      <text:p text:style-name="First_20_paragraph">Muharto tells Cameron that he flew to Tasik in a powerful, open-cockpit monoplane flown by a pilot barely out of his teens and who had not even seen an airplane until the previous year. During the 30-minute flight, Muharto says he pondered who the American pilot might be, and decided it must be Bob Freeberg. He remembered meeting Freeberg two months before when he accompanied the third blockade run he had organized with the Manilia-based CALI charter airline.</text:p>
      <text:p text:style-name="P4">document:metadata.reference:4989847</text:p>
      <text:p text:style-name="First_20_paragraph">Muharto stands in the cockpit between Bob and his co-pilot, guiding the aircraft by landmarks he has seen twice before on previous blockade runs. But today, overcast obscures the terrain save tops of the volcanoes poking through the clouds. Miss Brown, a comely Filipina who, incongruously, is the stewardess on what is basically an illegal flight, hands Muharto a cup of tea, then looks at the solid overcast with obvious concern.</text:p>
      <text:p text:style-name="Text_20_body">Bob points to the peaks and asks if there is any high ground in between. Muharto thinks for a moment, then replies: I don’t think so. Nothing above a few hundred meters. To Muharto’s horror, Bob noses the aircraft down through the overcast, emerging perilously close to the terrain. Muharto gulps, and frantically looks for any type of landmark. He sees a rail line that he knows will lead them through valleys and plains all the way to Jogja. He tells Bob to follow that line, and Jogja appears a few minutes later, to Miss Brown’s great relief.</text:p>
      <text:p text:style-name="P5">document:metadata.reference:4587768</text:p>
      <text:p text:style-name="First_20_paragraph">As the aircraft is being unloaded and refueled for the return to Singapore, Muharto introduces Bob to Suryadarma, who thanks him for his assistance. Then Suryadarma takes Muharto aside and tells him that this will be his last blockade run. An Indian businessman has offered to link India with the Republic with his own Dakota, VT-CLA, and has the full support of the Indian government. Muharto is both pleased at this display of crucial international support, and dismayed that once again he will be desk-bound. However, thanks to Bob, his last flight will be a memorable one.</text:p>
      <text:p text:style-name="P6">document:metadata.reference:5065070</text:p>
      <text:p text:style-name="First_20_paragraph">Before takeoff on the return trip to Singapore, Muharto asks Bob if he can attempt a landing on a refurbished Japanese airstrip at Karangendah. Bob readily agrees. They circle the strip and Bob ponders the attempt. Muharto asks if he can land a plane this size. Bob replies that he did this all the time in the war. He can “land on a dime and give you a nickel change.”</text:p>
      <text:p text:style-name="Text_20_body">Bob makes a spectacular landing, engines roaring with reverse thrust. Muharto asks if he can take off again. Bob replies: “I hope so. We seem to be smack dab in the middle of nowhere.”</text:p>
      <text:p text:style-name="Text_20_body">Santoso, the base commander climbs aboard to meet them. After a short conversation, Santoso exits, and Bob takes off, the wheels finally lifting off the runway a few meters before the end.</text:p>
      <text:p text:style-name="P7">document:metadata.reference:5065071</text:p>
      <text:p text:style-name="First_20_paragraph">The CALI Dakota flies over the Bukit Barisan mountaintops, and drops into a valley toward the town of Bukittinggi. At Muharto’s direction, Bob passes low over an airstrip, which is full of potholes and unusable. The co-pilot leaves his seat and goes to the cargo compartment, motioning to Miss Brown and Muharto to sit down far from the door. The two other passengers are donning parachutes and preparing to jump. The co-pilot wrenches open the door, and scraps of paper and cardboard swirl as the air stream enters the cabin. The two parachutists jump out the door. Muharto looks out of the window behind him, sees the parachutists land squarely on the airstrip, and remarks on Freeberg’s piloting skills.</text:p>
      <text:p text:style-name="P8">document:metadata.reference:5065072</text:p>
      <text:p text:style-name="First_20_paragraph">Muharto tells Cameron that he met Pang Suparto at the Tasik army base. They brought two barrels of aviation fuel to the beach where the mystery aircraft is stranded. When Muharto saw the beach, bookended by two rivers and the gap between the water and palm trees scarcely wider than the Dakota’s wing span, he knew that he had been correct in his guess. Of all the CALI pilots he had met, only Bob Freeberg had the skill to make that landing.</text:p>
      <text:p text:style-name="P9">document:metadata.reference:5056852</text:p>
      <text:p text:style-name="First_20_paragraph">The Dakota lands in Jogjakarta, where Suryadarma commissions Bob to fly a cargo of high-value quinine to Manila and return with essential medicines and spare parts. The war-surplus Dakota is still unregistered, so to forestall potential problems with Philippine authorities, Muharto suggests that the designation RI-002 be painted on the tail. Bob protests that since his is the first aircraft registered by Indonesia, it should be RI-001. Suryadarma explains the RI-001 is being held in reserve for a future presidential aircraft, which cannot be owned by a foreigner.</text:p>
      <text:p text:style-name="P10">document:metadata.reference:4587728</text:p>
      <text:p text:style-name="First_20_paragraph">Muharto arrives on Cilotok Beach and sees that the pilot is Bob Freeberg. Muharto and Pang rally the local villagers to construct an emergency runway of bamboo matting, and Freeberg’s Dakota takes off and flies to Jogja.</text:p>
      <text:p text:style-name="P11">document:metadata.reference:5002680</text:p>
      <text:p text:style-name="First_20_paragraph">Muharto, Boedi and Pang are sitting in the radio nook, where Boedi is trying to fix the radio. He hears static, and when he pushes the transmit key, there is a loud pop and a wisp of smoke from the unit. He turns to his comrades and joins the hushed discussion about the uncertain reception in Manila. Then they all look to the cockpit, where Bob is at his fourteenth hour at the controls, showing no sign of fatigue. The three turn to look at each other and say, in unison, “Let’s do this”.</text:p>
      <text:p text:style-name="P12">document:metadata.reference:5065073</text:p>
      <text:p text:style-name="First_20_paragraph">Bob invites Muharto to sit in co-pilot seat and assist him with the flap controls during the final approach to Manila. But when Bob gives the command, the nervous Muharto pushed the levers to full, causing the Dakota lurch downward. Bob instantly repositions the levers, and gently reminds Muharto to not pass the half-flaps setting until they see the runway.</text:p>
      <text:p text:style-name="P13">document:metadata.reference:4989806</text:p>
      <text:p text:style-name="First_20_paragraph">At the airport, Muharto falsely identifies himself as co-pilot, thereby saving Bob from an infraction of aviation regulations.</text:p>
      <text:p text:style-name="P14">document:metadata.reference:5065075</text:p>
      <text:p text:style-name="First_20_paragraph">Muharto stays with Bob’s friend Tom Lee, a government lawyer. Over breakfast, Tom reads the newspaper headlines about “Fearless Bob Freeberg” and his “Javanese Crew”. One article reports that the Dutch are laying claim to the valuable quinine cargo as the “Javanese Crew” are “subjects of the Dutch Queen”.</text:p>
      <text:p text:style-name="P15">document:metadata.reference:5065074</text:p>
      <text:p text:style-name="First_20_paragraph">Salipada Penatun, who is also a sitting senator with extensive high-level contacts, lays out the legal justification for ownership of the quinine, then lets Muharto give an impassioned plea, claiming that the money from selling the quinine will buy medicines and other essentials unavailable in the besieged capital. The Dutch counter by calling a plantation expert to testify that the Republic does not have the capability to process quinine, so the drug must have been produced in a Dutch-owed factory before the war. Muharto jumps to his feet, ready to protest this insult to his people’s technological skill, but Penatun motions for him to sit down, then calmly tells the judge: “A foreigner is not qualified to discuss the internal matters of the sovereign Republic of Indonesia.”</text:p>
      <text:p text:style-name="Text_20_body">The judge considers this argument with some sympathy and adjourns the session, promising a decision in a short time.</text:p>
      <text:p text:style-name="P16">document:metadata.reference:5065076</text:p>
      <text:p text:style-name="First_20_paragraph">As they wait for a buyer for the quinine Muharto, Boedi, and Pang eat a single meal each day, all at the cheapest restaurant they can find: Madras Curry. Some days Bob joins them and pays the bill, inisting that he is responsible for their well-being until he returns them safely to Java.</text:p>
      <text:p text:style-name="P17">document:metadata.reference:5000877</text:p>
      <text:p text:style-name="First_20_paragraph">Muharto wins quinine case. Dutch are pissed.</text:p>
      <text:p text:style-name="P18">document:metadata.reference:4592187</text:p>
      <text:p text:style-name="First_20_paragraph">Bob invites Muharto and Boedi to his apartment for dinner and drinks to celebrate their victory in court and plan their next moves. Bob says that he and a partner in Singapore are setting up Southeastern airlines. With two more aircraft, Bob can set up scheduled blockade runs between Manila, Bangkok and Jogja, like a regular airline. Boedi turns on Bob’s shortwave radio and searches for news broadcasts from the Indies. Then they listen in horror to reports that VT-CLA, an Indian-registered Dakota that had made many blockade runs, had been shot down on approach to Maguwo. Muharto turns to Bob and asks if he is still willing to aid the Republic by flying through the blockade at the risk of being shot down. Bob nods.</text:p>
      <text:p text:style-name="P19">document:metadata.reference:5065077</text:p>
      <text:p text:style-name="First_20_paragraph">One day, Muharto attempts to pay for their meals at Madras Curry, explaining that it is an honorarium for a talk to a group of the lady lawyers. To his surprise, Bob chastises him for “taking money for nothing”.</text:p>
      <text:p text:style-name="P20">document:metadata.reference:5065078</text:p>
      <text:p text:style-name="First_20_paragraph">RI-002 returns to Jogja, flying non-stop to conceal the presence of Captain Espina. They reach Java after dusk, with landmarks difficult to discern in the gloom. After some hesitation, during which tension rises in the cockpit, Muharto draws upon a vivid schoolboy memory to identify a range of hills and guides the aircraft to Jogja.</text:p>
      <text:h text:style-name="Heading_20_1" text:outline-level="1"><text:bookmark-start text:name="section"/><text:bookmark-end text:name="section"/></text:h>
      <text:p text:style-name="P21">document:metadata.reference:5065050</text:p>
      <text:p text:style-name="First_20_paragraph">Muharto takes Bob to meet Soekarno At the presidential palace. As was his custom in private conversation, Soekarno treats Bob as an equal and urges him to stay and help the struggle.</text:p>
      <text:p text:style-name="P22">document:metadata.reference:5065052</text:p>
      <text:p text:style-name="First_20_paragraph">Bob invites Muharto to join him for dinner at the Hotel Merdeka. Bob is embarrassed when a waiter insists he be served the last can of American corned beef left behind by visiting United Nations officials.</text:p>
      <text:p text:style-name="P23">document:metadata.reference:5065034</text:p>
      <text:p text:style-name="First_20_paragraph">Freeberg, Muharto and Boedi fly Republican economists and other experts to Manila to meet with United Nations representatives in the hill town of Baguio. During the flight, the delegates, who are all prominent figures in the Republic and have cosmopolitan backgrounds, treat Bob with as much respect as do the hero-worshipping common people of Jog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
    <dc:description/>
    <dc:subject/>
    <meta:keyword/>
    <meta:initial-creator/>
    <dc:creator/>
    <meta:creation-date>2021-01-14T10:02:53Z</meta:creation-date>
    <dc:date>2021-01-14T10:02:53Z</dc:date>
  </office:meta>
</office:document-meta>
</file>